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25-10-17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2344" calcext:value-type="float">
            <text:p>48.4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25-01-16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2432" calcext:value-type="float">
            <text:p>47.6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24-10-18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4768" calcext:value-type="float">
            <text:p>48.0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24-04-19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7992" calcext:value-type="float">
            <text:p>46.4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24-01-30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2312" calcext:value-type="float">
            <text:p>46.6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23-10-25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452" calcext:value-type="float">
            <text:p>47.5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23-04-25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812" calcext:value-type="float">
            <text:p>45.9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23-01-25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4088" calcext:value-type="float">
            <text:p>46.4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22-10-07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388" calcext:value-type="float">
            <text:p>46.2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22-07-19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2312" calcext:value-type="float">
            <text:p>46.6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22-04-22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22-01-28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6152" calcext:value-type="float">
            <text:p>46.9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21-10-26 0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548" calcext:value-type="float">
            <text:p>47.6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21-07-21 2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1808" calcext:value-type="float">
            <text:p>47.2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21-04-21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6824" calcext:value-type="float">
            <text:p>46.2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21-01-28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5528" calcext:value-type="float">
            <text:p>46.5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20-10-16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2264" calcext:value-type="float">
            <text:p>47.8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20-07-16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20-04-23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20-01-17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4712" calcext:value-type="float">
            <text:p>46.8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19-10-10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452" calcext:value-type="float">
            <text:p>47.5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19-04-18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19-01-14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18-10-25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1488" calcext:value-type="float">
            <text:p>48.4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18-07-24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8232" calcext:value-type="float">
            <text:p>48.3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18-04-20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18-01-25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9352" calcext:value-type="float">
            <text:p>45.8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17-10-25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6904" calcext:value-type="float">
            <text:p>46.8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17-04-24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6328" calcext:value-type="float">
            <text:p>45.2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17-01-05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16-10-14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0744" calcext:value-type="float">
            <text:p>47.1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16-07-12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16-04-12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4928" calcext:value-type="float">
            <text:p>45.5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16-01-22 2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2504" calcext:value-type="float">
            <text:p>45.9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15-10-19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8616" calcext:value-type="float">
            <text:p>46.8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15-07-08 2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1024" calcext:value-type="float">
            <text:p>45.5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15-04-20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15-01-15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5928" calcext:value-type="float">
            <text:p>45.9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14-12-03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196" calcext:value-type="float">
            <text:p>46.1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14-07-22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14-07-22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14-04-14 2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14-01-31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9312" calcext:value-type="float">
            <text:p>45.5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13-04-18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5976" calcext:value-type="float">
            <text:p>44.7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13-01-17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804" calcext:value-type="float">
            <text:p>45.2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12-10-26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12-04-26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9464" calcext:value-type="float">
            <text:p>44.4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12-02-03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6016" calcext:value-type="float">
            <text:p>45.0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11-10-14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5112" calcext:value-type="float">
            <text:p>46.2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11-07-28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188" calcext:value-type="float">
            <text:p>45.5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10-11-24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10-07-30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4616" calcext:value-type="float">
            <text:p>45.3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10-04-22 0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09-04-01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7168" calcext:value-type="float">
            <text:p>44.3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08-04-25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5208" calcext:value-type="float">
            <text:p>43.9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07-11-09 0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0256" calcext:value-type="float">
            <text:p>44.7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2007-09-12 2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1978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0792" calcext:value-type="float">
            <text:p>34.5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1978-0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1977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1977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1977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1976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1976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9376" calcext:value-type="float">
            <text:p>33.8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1976-0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1975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2688" calcext:value-type="float">
            <text:p>35.2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1975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1975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1974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1974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1972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1971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1971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1971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1970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1970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1970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1970-0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1969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1969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1969-0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1968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1968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1968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1968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1967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1967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1967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1966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1966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1966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1966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1965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1965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1965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1964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1964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1964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1964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1963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1963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1963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1962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68</text:p>
          </table:table-cell>
          <table:table-cell office:value-type="string" calcext:value-type="string">
            <text:p>08S/01W-35BAA</text:p>
          </table:table-cell>
          <table:table-cell office:value-type="string" calcext:value-type="string">
            <text:p>1961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66" meta:object-count="0"/>
    <meta:user-defined meta:name="AppVersion">3.0</meta:user-defined>
  </office:meta>
</office:document-meta>
</file>